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1pt" fo:font-weight="normal" officeooo:rsid="0005ca45" officeooo:paragraph-rsid="0005ca45" style:font-size-asian="11pt" style:font-weight-asian="normal" style:font-size-complex="11pt" style:font-weight-complex="normal"/>
    </style:style>
    <style:style style:name="P2" style:family="paragraph" style:parent-style-name="Standard">
      <style:text-properties fo:font-size="9pt" fo:font-weight="bold" officeooo:rsid="00045f8c" officeooo:paragraph-rsid="00045f8c" style:font-size-asian="9pt" style:font-weight-asian="bold" style:font-size-complex="9pt" style:font-weight-complex="bold"/>
    </style:style>
    <style:style style:name="P3" style:family="paragraph" style:parent-style-name="Standard" style:list-style-name="L1">
      <style:text-properties fo:font-size="9pt" fo:font-weight="bold" officeooo:rsid="00045f8c" officeooo:paragraph-rsid="00045f8c" style:font-size-asian="9pt" style:font-weight-asian="bold" style:font-size-complex="9pt" style:font-weight-complex="bold"/>
    </style:style>
    <style:style style:name="P4" style:family="paragraph" style:parent-style-name="Standard" style:list-style-name="L1">
      <style:text-properties fo:font-size="9pt" fo:font-weight="normal" officeooo:rsid="000b257a" officeooo:paragraph-rsid="000b257a" style:font-size-asian="9pt" style:font-weight-asian="normal" style:font-size-complex="9pt" style:font-weight-complex="normal"/>
    </style:style>
    <style:style style:name="P5" style:family="paragraph" style:parent-style-name="Standard" style:list-style-name="L1">
      <style:text-properties fo:font-size="9pt" fo:font-weight="normal" officeooo:rsid="000b257a" officeooo:paragraph-rsid="000ec930" style:font-size-asian="9pt" style:font-weight-asian="normal" style:font-size-complex="9pt" style:font-weight-complex="normal"/>
    </style:style>
    <style:style style:name="P6" style:family="paragraph" style:parent-style-name="Standard" style:list-style-name="L1">
      <style:text-properties fo:font-size="9pt" fo:font-weight="normal" officeooo:rsid="000ced57" officeooo:paragraph-rsid="000ced57" style:font-size-asian="9pt" style:font-weight-asian="normal" style:font-size-complex="9pt" style:font-weight-complex="normal"/>
    </style:style>
    <style:style style:name="P7" style:family="paragraph" style:parent-style-name="Standard" style:list-style-name="L1">
      <style:text-properties fo:font-size="9pt" fo:font-weight="normal" officeooo:rsid="00045f8c" officeooo:paragraph-rsid="00045f8c" style:font-size-asian="9pt" style:font-weight-asian="normal" style:font-size-complex="9pt" style:font-weight-complex="normal"/>
    </style:style>
    <style:style style:name="P8" style:family="paragraph" style:parent-style-name="Standard" style:list-style-name="L1">
      <style:text-properties fo:font-size="9pt" fo:font-weight="normal" officeooo:rsid="00045f8c" officeooo:paragraph-rsid="0009f117" style:font-size-asian="9pt" style:font-weight-asian="normal" style:font-size-complex="9pt" style:font-weight-complex="normal"/>
    </style:style>
    <style:style style:name="P9" style:family="paragraph" style:parent-style-name="Standard" style:list-style-name="L1">
      <style:text-properties fo:font-size="9pt" fo:font-weight="normal" officeooo:rsid="0005ca45" officeooo:paragraph-rsid="0005ca45" style:font-size-asian="9pt" style:font-weight-asian="normal" style:font-size-complex="9pt" style:font-weight-complex="normal"/>
    </style:style>
    <style:style style:name="P10" style:family="paragraph" style:parent-style-name="Standard" style:list-style-name="L1">
      <style:text-properties fo:font-size="9pt" fo:font-weight="normal" officeooo:rsid="0005ca45" officeooo:paragraph-rsid="000ced57" style:font-size-asian="9pt" style:font-weight-asian="normal" style:font-size-complex="9pt" style:font-weight-complex="normal"/>
    </style:style>
    <style:style style:name="P11" style:family="paragraph" style:parent-style-name="Standard" style:list-style-name="L1">
      <style:text-properties fo:font-size="9pt" fo:font-weight="normal" officeooo:rsid="0007452b" officeooo:paragraph-rsid="0007452b" style:font-size-asian="9pt" style:font-weight-asian="normal" style:font-size-complex="9pt" style:font-weight-complex="normal"/>
    </style:style>
    <style:style style:name="P12" style:family="paragraph" style:parent-style-name="Standard" style:list-style-name="L1">
      <style:text-properties fo:font-size="9pt" fo:font-weight="normal" officeooo:rsid="00084663" officeooo:paragraph-rsid="00084663" style:font-size-asian="9pt" style:font-weight-asian="normal" style:font-size-complex="9pt" style:font-weight-complex="normal"/>
    </style:style>
    <style:style style:name="P13" style:family="paragraph" style:parent-style-name="Standard" style:list-style-name="L1">
      <style:text-properties fo:font-size="9pt" fo:font-weight="normal" officeooo:rsid="000ec930" officeooo:paragraph-rsid="000ec930" style:font-size-asian="9pt" style:font-weight-asian="normal" style:font-size-complex="9pt" style:font-weight-complex="normal"/>
    </style:style>
    <style:style style:name="T1" style:family="text">
      <style:text-properties officeooo:rsid="0005ca45"/>
    </style:style>
    <style:style style:name="T2" style:family="text">
      <style:text-properties officeooo:rsid="0007452b"/>
    </style:style>
    <style:style style:name="T3" style:family="text">
      <style:text-properties officeooo:rsid="0009f117"/>
    </style:style>
    <style:style style:name="T4" style:family="text">
      <style:text-properties officeooo:rsid="000ced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ragenkatalog</text:p>
      <text:p text:style-name="P2"/>
      <text:list xml:id="list50831974" text:style-name="L1">
        <text:list-item>
          <text:p text:style-name="P3">Sortieren Sie die Städte nach ihrem Längengrad (1 = nördlichste Stadt, 10 = südlichste Stadt)</text:p>
          <text:list>
            <text:list-item>
              <text:p text:style-name="P5">Kiel</text:p>
            </text:list-item>
            <text:list-item>
              <text:p text:style-name="P4">Hamburg</text:p>
            </text:list-item>
            <text:list-item>
              <text:p text:style-name="P5">Bremen</text:p>
            </text:list-item>
            <text:list-item>
              <text:p text:style-name="P4">Berlin</text:p>
            </text:list-item>
            <text:list-item>
              <text:p text:style-name="P4">Hannover</text:p>
            </text:list-item>
            <text:list-item>
              <text:p text:style-name="P5">Rotterdam</text:p>
            </text:list-item>
            <text:list-item>
              <text:p text:style-name="P13">London</text:p>
            </text:list-item>
            <text:list-item>
              <text:p text:style-name="P13">Köln</text:p>
            </text:list-item>
            <text:list-item>
              <text:p text:style-name="P4">FFM</text:p>
            </text:list-item>
            <text:list-item>
              <text:p text:style-name="P6">Nürnberg</text:p>
            </text:list-item>
          </text:list>
        </text:list-item>
        <text:list-item>
          <text:p text:style-name="P3">Sortieren Sie die Todesursachen <text:span text:style-name="T3">von Frauen </text:span>nach ihrer Häufigkeit in Deutschland in 2017 (1 = am häufigsten, 10 = am seltensten)</text:p>
          <text:list>
            <text:list-item>
              <text:p text:style-name="P7">Chronisch ischämische Herzkrankheit (M: 40.8% , W: 36.1%) </text:p>
            </text:list-item>
            <text:list-item>
              <text:p text:style-name="P8">Demenz (12.6, 26.9)</text:p>
            </text:list-item>
            <text:list-item>
              <text:p text:style-name="P8">Herzinsuffizienz (14.1, 24.1)</text:p>
            </text:list-item>
            <text:list-item>
              <text:p text:style-name="P7">Herzinfarkt (27.1, 19.8) </text:p>
            </text:list-item>
            <text:list-item>
              <text:p text:style-name="P8">Brustdrüsenkrebs (0.1, 18.4)</text:p>
            </text:list-item>
            <text:list-item>
              <text:p text:style-name="P8">Hypertensive Herzkrankheit (7.1, 17.4)</text:p>
            </text:list-item>
            <text:list-item>
              <text:p text:style-name="P7">Lungen- und Bronchialkrebs (28.7, 16.4)</text:p>
            </text:list-item>
            <text:list-item>
              <text:p text:style-name="P7">Sonstige chronische obstruktive Lungenkrankheit (17.4, 14.7)</text:p>
            </text:list-item>
            <text:list-item>
              <text:p text:style-name="P7">Vorhofflimmern und Vorhofflattern (7.4, 13.6)</text:p>
            </text:list-item>
            <text:list-item>
              <text:p text:style-name="P7">Pneumonie (9.4, 9.7)</text:p>
            </text:list-item>
            <text:list-item>
              <text:p text:style-name="P9">Quelle: Statistisches Bundesamt</text:p>
            </text:list-item>
          </text:list>
        </text:list-item>
        <text:list-item>
          <text:p text:style-name="P3">Sortieren Sie die <text:span text:style-name="T2">K</text:span>anzler nach ihrer Amtszeit (1 = am frühesten, 10 = am spätesten)</text:p>
          <text:list>
            <text:list-item>
              <text:p text:style-name="P11">Bismarck (1871 - 1890)</text:p>
            </text:list-item>
            <text:list-item>
              <text:p text:style-name="P9">Adenauer (49 – 63)</text:p>
            </text:list-item>
            <text:list-item>
              <text:p text:style-name="P9">Erhard (63 – 66)</text:p>
            </text:list-item>
            <text:list-item>
              <text:p text:style-name="P9">Kiesinger (66 -69)</text:p>
            </text:list-item>
            <text:list-item>
              <text:p text:style-name="P9">Brandt (69 – 74)</text:p>
            </text:list-item>
            <text:list-item>
              <text:p text:style-name="P9">Scheel (74)</text:p>
            </text:list-item>
            <text:list-item>
              <text:p text:style-name="P9">Schmidt (74 – 82)</text:p>
            </text:list-item>
            <text:list-item>
              <text:p text:style-name="P9">Kohl (82 – 98)</text:p>
            </text:list-item>
            <text:list-item>
              <text:p text:style-name="P9">Schröder (98 – 05)</text:p>
            </text:list-item>
            <text:list-item>
              <text:p text:style-name="P9">Merkel (05 – heute)</text:p>
            </text:list-item>
            <text:list-item>
              <text:p text:style-name="P9">Quelle: Wikipedia</text:p>
            </text:list-item>
          </text:list>
        </text:list-item>
        <text:list-item>
          <text:p text:style-name="P3">Sortieren Sie die Berufe nach ihrem Durchschnittseinkommen <text:span text:style-name="T1">(Mittleres Bruttogehalt pro Monat; in Deutschland) </text:span>(1=am höchsten, 10=am niedrigsten)</text:p>
          <text:list>
            <text:list-item>
              <text:p text:style-name="P10">Arzt / Ärztin (&gt;5400)</text:p>
            </text:list-item>
            <text:list-item>
              <text:p text:style-name="P10">Informatiker / -in (5400)</text:p>
            </text:list-item>
            <text:list-item>
              <text:p text:style-name="P10">Lehrer / -in Gymnasium (4883)</text:p>
            </text:list-item>
            <text:list-item>
              <text:p text:style-name="P10">Bankkaufmann / -frau (4564)</text:p>
            </text:list-item>
            <text:list-item>
              <text:p text:style-name="P10">Psychologe / -in (4227)</text:p>
            </text:list-item>
            <text:list-item>
              <text:p text:style-name="P10">Bürokaufmann / -frau (3035)</text:p>
            </text:list-item>
            <text:list-item>
              <text:p text:style-name="P9">Altenpfleger / -in (2621<text:span text:style-name="T4">)</text:span></text:p>
            </text:list-item>
            <text:list-item>
              <text:p text:style-name="P9">Fahrlehrer / -in (2455)</text:p>
            </text:list-item>
            <text:list-item>
              <text:p text:style-name="P10">Koch / Köchin (2029)</text:p>
            </text:list-item>
            <text:list-item>
              <text:p text:style-name="P9">Friseur / -in (1498)</text:p>
            </text:list-item>
            <text:list-item>
              <text:p text:style-name="P11">Quelle: merkur.de</text:p>
            </text:list-item>
          </text:list>
        </text:list-item>
        <text:list-item>
          <text:p text:style-name="P3">Sortieren Sie die „Persönlichkeiten“ nach ihrer Follower-Zahl auf Instagram (1=am meisten, 10=am wenigsten)</text:p>
          <text:list>
            <text:list-item>
              <text:p text:style-name="P12">Instagram (331.35 Millionen)</text:p>
            </text:list-item>
            <text:list-item>
              <text:p text:style-name="P12">Christiano Ronaldo (201.35)</text:p>
            </text:list-item>
            <text:list-item>
              <text:p text:style-name="P12">Ariana Grande (173.37)</text:p>
            </text:list-item>
            <text:list-item>
              <text:p text:style-name="P12">The Rock (173.71)</text:p>
            </text:list-item>
            <text:list-item>
              <text:p text:style-name="P12">Selena Gomez (167.67)</text:p>
            </text:list-item>
            <text:list-item>
              <text:p text:style-name="P12">Kylie Jenner (160.82)</text:p>
            </text:list-item>
            <text:list-item>
              <text:p text:style-name="P12">Kim Kardashian (159.05)</text:p>
            </text:list-item>
            <text:list-item>
              <text:p text:style-name="P12">Leonel Messi (142.26)</text:p>
            </text:list-item>
            <text:list-item>
              <text:p text:style-name="P12">Beyonce (139.99)</text:p>
            </text:list-item>
            <text:list-item>
              <text:p text:style-name="P12">Neymar Jr. (132.96)</text:p>
            </text:list-item>
            <text:list-item>
              <text:p text:style-name="P12">Qualle: statista.com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5:28:24.434758882</meta:creation-date>
    <dc:date>2020-02-10T16:30:23.499953706</dc:date>
    <meta:editing-duration>PT26M36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60" meta:word-count="303" meta:character-count="1757" meta:non-whitespace-character-count="1564"/>
  </office:meta>
</office:document-meta>
</file>